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6pt" style:font-name-asian="Consolas" style:font-size-asian="16pt" style:font-name-complex="Consolas" style:font-size-complex="16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font-name-asian="Consolas" style:font-size-asian="16pt" style:font-name-complex="Consolas" style:font-size-complex="16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font-name-asian="Consolas" style:font-size-asian="16pt" style:font-name-complex="Consolas" style:font-size-complex="1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6pt" style:font-name-asian="Consolas" style:font-size-asian="16pt" style:font-name-complex="Consolas" style:font-size-complex="16pt"/>
    </style:style>
    <style:style style:name="P6" style:family="paragraph" style:parent-style-name="Heading_20_1">
      <style:text-properties style:font-name="Times New Roman" fo:font-size="20pt" style:font-size-asian="20pt" style:font-size-complex="20pt"/>
    </style:style>
    <style:style style:name="T1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atchjobs über main von Springbatch starten:</text:h>
      <text:p text:style-name="P1"/>
      <text:p text:style-name="P3">org.springframework.batch.core.launch.support.CommandLineJobRunner</text:p>
      <text:p text:style-name="P3"/>
      <text:p text:style-name="P1"><text:span text:style-name="T1">Job starten</text:span> </text:p>
      <text:p text:style-name="P1">java -jar portfolio.batch.jar batch.xml …</text:p>
      <text:p text:style-name="P1"/>
      <text:p text:style-name="P5">Import Aktien (einmalig, oder bei neu hinzufügen)</text:p>
      <text:p text:style-name="P2">… importShares filename=../data/stocks.csv</text:p>
      <text:p text:style-name="P2"/>
      <text:p text:style-name="P4">Import Wechselkurse (täglich)</text:p>
      <text:p text:style-name="P2">… importExchangeRates filename=../data/exchange.csv</text:p>
      <text:p text:style-name="P2"/>
      <text:p text:style-name="P4">Import Zeitreihen/Kurse (täglich)</text:p>
      <text:p text:style-name="P2">… importTimeCour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2:10:49.50</meta:creation-date>
    <dc:date>2016-06-16T22:48:16.60</dc:date>
    <meta:editing-duration>PT9M14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35" meta:character-count="386"/>
  </office:meta>
</office:document-meta>
</file>